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92b6" officeooo:paragraph-rsid="000b92b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d3257" officeooo:paragraph-rsid="000d3257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d3257" officeooo:paragraph-rsid="000d3257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b92b6" officeooo:paragraph-rsid="000b92b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e299a" officeooo:paragraph-rsid="000e299a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0290d" officeooo:paragraph-rsid="0010290d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0bbb1" officeooo:paragraph-rsid="0010bbb1" style:font-weight-asian="normal" style:font-weight-complex="normal"/>
    </style:style>
    <style:style style:name="T1" style:family="text">
      <style:text-properties officeooo:rsid="0010bb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testing Survey</text:p>
      <text:p text:style-name="P2">Type answers in the “a)” sections</text:p>
      <text:p text:style-name="P2"/>
      <text:list xml:id="list1351975344675541963" text:style-name="L1">
        <text:list-item>
          <text:p text:style-name="P3">What was your first impression?</text:p>
          <text:list>
            <text:list-item>
              <text:p text:style-name="P7">Good graphics, controls a <text:s/>little clunky, kept moving after letting go of ket</text:p>
            </text:list-item>
          </text:list>
        </text:list-item>
        <text:list-item>
          <text:p text:style-name="P3">Did you find the objective to be clear?</text:p>
          <text:list>
            <text:list-item>
              <text:p text:style-name="P7">Not entirely, Eventually I found the toaster</text:p>
            </text:list-item>
          </text:list>
        </text:list-item>
        <text:list-item>
          <text:p text:style-name="P5">Did you feel the game was lacking in anything?</text:p>
          <text:list>
            <text:list-item>
              <text:p text:style-name="P7">Death was a little underwhelming</text:p>
            </text:list-item>
          </text:list>
        </text:list-item>
        <text:list-item>
          <text:p text:style-name="P5">Did you like the controls? If not, please specify.</text:p>
          <text:list>
            <text:list-item>
              <text:p text:style-name="P7">Yes and no, again didnt stop moving when let go of key</text:p>
            </text:list-item>
          </text:list>
        </text:list-item>
        <text:list-item>
          <text:p text:style-name="P5">What was your favorite thing?</text:p>
          <text:list>
            <text:list-item>
              <text:p text:style-name="P4"><text:span text:style-name="T1">I liked the frantic leg moving of the tast</text:span> </text:p>
            </text:list-item>
          </text:list>
        </text:list-item>
        <text:list-item>
          <text:p text:style-name="P5">What was your least favorite thing?</text:p>
          <text:list>
            <text:list-item>
              <text:p text:style-name="P7">Toast did not flip to go other way</text:p>
            </text:list-item>
          </text:list>
        </text:list-item>
        <text:list-item>
          <text:p text:style-name="P5">Were the enemies and power-ups easily identifiable?</text:p>
          <text:list>
            <text:list-item>
              <text:p text:style-name="P7">Yes, not sure what the jam did for me</text:p>
            </text:list-item>
          </text:list>
        </text:list-item>
        <text:list-item>
          <text:p text:style-name="P6">Do you think this would be better with a gamepad?</text:p>
          <text:list>
            <text:list-item>
              <text:p text:style-name="P7">Yes, shift is a little clunk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5:11:01.376000000</meta:creation-date>
    <dc:date>2015-11-04T17:42:30.753000000</dc:date>
    <meta:editing-duration>PT45M50S</meta:editing-duration>
    <meta:editing-cycles>6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8" meta:word-count="152" meta:character-count="763" meta:non-whitespace-character-count="643"/>
  </office:meta>
</office:document-meta>
</file>